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ba7ab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letter-spacing="normal" officeooo:paragraph-rsid="000ba7ab" loext:padding="0in" loext:border="none"/>
    </style:style>
    <style:style style:name="P3" style:family="paragraph" style:parent-style-name="Heading_20_2">
      <style:text-properties officeooo:paragraph-rsid="000ba7ab"/>
    </style:style>
    <style:style style:name="T1" style:family="text">
      <style:text-properties style:font-style-asian="normal" style:font-weight-asian="normal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letter-spacing="normal" officeooo:rsid="000ba7ab" style:font-style-asian="normal" style:font-weight-asian="normal" loext:padding="0in" loext:border="none"/>
    </style:style>
    <style:style style:name="T4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0ba7ab" style:font-style-asian="normal" style:font-weight-asian="normal" loext:padding="0in" loext:border="none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 loext:padding="0in" loext:border="none"/>
    </style:style>
    <style:style style:name="T7" style:family="text">
      <style:text-properties fo:font-variant="normal" fo:text-transform="none" fo:letter-spacing="normal" fo:font-style="normal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第十二章</text:h>
      <text:p text:style-name="P2"><text:span text:style-name="T2">5.</text:span></text:p>
      <text:p text:style-name="P2"><text:span text:style-name="T2">a)。</text:span><text:span text:style-name="T1">节点</text:span><text:span text:style-name="T2">b,c</text:span><text:span text:style-name="T1">的权力增强，节点</text:span><text:span text:style-name="T2">a,d</text:span><text:span text:style-name="T1">的权力削弱。节点</text:span><text:span text:style-name="T2">e</text:span><text:span text:style-name="T1">、</text:span><text:span text:style-name="T2">f</text:span><text:span text:style-name="T1">加入之后，节点</text:span><text:span text:style-name="T2">b,c</text:span><text:span text:style-name="T1">有了更多达成交易的选择；而对于节点</text:span><text:span text:style-name="T2">a,d</text:span><text:span text:style-name="T1">而言，多了竞争对手。所以几点</text:span><text:span text:style-name="T2">a,d</text:span><text:span text:style-name="T1">的权力弱，节点</text:span><text:span text:style-name="T2">b,c</text:span><text:span text:style-name="T1">的权力增强（</text:span><text:span text:style-name="T2">b</text:span><text:span text:style-name="T1">）在新的</text:span><text:span text:style-name="T2">6</text:span><text:span text:style-name="T1">节点网络中</text:span><text:span text:style-name="T2">b</text:span><text:span text:style-name="T1">可以向</text:span><text:span text:style-name="T2">a</text:span><text:span text:style-name="T1">提出高收益的分配方案，但如果</text:span><text:span text:style-name="T2">a</text:span><text:span text:style-name="T1">拒绝，则</text:span><text:span text:style-name="T2">c</text:span><text:span text:style-name="T1">和</text:span><text:span text:style-name="T2">e</text:span><text:span text:style-name="T1">未必会选择和</text:span><text:span text:style-name="T2">b</text:span><text:span text:style-name="T1">交换，因此</text:span><text:span text:style-name="T2">b</text:span><text:span text:style-name="T1">在新的</text:span><text:span text:style-name="T2">6</text:span><text:span text:style-name="T1">节点网络中的权力会小于在旧的</text:span><text:span text:style-name="T2">6</text:span><text:span text:style-name="T1">节点网络中的权力。</text:span><text:span text:style-name="T2">c</text:span><text:span text:style-name="T1">与</text:span><text:span text:style-name="T2">b</text:span><text:span text:style-name="T1">相同。</text:span><text:span text:style-name="T2">e</text:span><text:span text:style-name="T1">由于有新的交换对象</text:span><text:span text:style-name="T2">f</text:span><text:span text:style-name="T1">，权力会变大。</text:span><text:span text:style-name="T2">f</text:span><text:span text:style-name="T1">与</text:span><text:span text:style-name="T2">e</text:span><text:span text:style-name="T1">相同。</text:span><text:span text:style-name="T2">a</text:span><text:span text:style-name="T1">由于</text:span><text:span text:style-name="T2">b</text:span><text:span text:style-name="T1">有了</text:span><text:span text:style-name="T2">e</text:span><text:span text:style-name="T1">的制约，权力会变大。</text:span><text:span text:style-name="T2">d</text:span><text:span text:style-name="T1">与</text:span><text:span text:style-name="T2">a</text:span><text:span text:style-name="T1">相同。</text:span></text:p>
      <text:p text:style-name="P2"><text:span text:style-name="T1"/></text:p>
      <text:p text:style-name="P2"><text:span text:style-name="T1">b)。如果增加一条</text:span><text:span text:style-name="T2">e-f</text:span><text:span text:style-name="T1">边，</text:span><text:span text:style-name="T2">e</text:span><text:span text:style-name="T1">、</text:span><text:span text:style-name="T2">f</text:span><text:span text:style-name="T1">交换的对象就不仅仅只有</text:span><text:span text:style-name="T2">b</text:span><text:span text:style-name="T1">、</text:span><text:span text:style-name="T2">c</text:span><text:span text:style-name="T1">，因此节点</text:span><text:span text:style-name="T2">e</text:span><text:span text:style-name="T1">、</text:span><text:span text:style-name="T2">f</text:span><text:span text:style-name="T1">的相对权力变大，节点</text:span><text:span text:style-name="T2">b</text:span><text:span text:style-name="T1">、</text:span><text:span text:style-name="T2">c</text:span><text:span text:style-name="T1">的相对权力变小，节点</text:span><text:span text:style-name="T2">a</text:span><text:span text:style-name="T1">、</text:span><text:span text:style-name="T2">d</text:span><text:span text:style-name="T1">的相对权力变大。</text:span></text:p>
      <text:p text:style-name="P2"><text:span text:style-name="T1"/></text:p>
      <text:p text:style-name="P2"><text:span text:style-name="T1">6.</text:span></text:p>
      <text:p text:style-name="P2"><text:span text:style-name="T1">a)。 设运行两组网络交换理论实验,采用 1-交换规则,分别在如图 12. 9</text:span></text:p>
      <text:p text:style-name="P2"><text:span text:style-name="T1">所示的 3-节点路径和 4-节点路径上进行。在哪组实验中 b 会挣到较多的钱?简</text:span></text:p>
      <text:p text:style-name="P2"><text:span text:style-name="T1">要解释,不需给出实际钱数。</text:span></text:p>
      <text:p text:style-name="P2"><text:span text:style-name="T1"/></text:p>
      <text:p text:style-name="Standard">b)。<text:span text:style-name="T5">b,c,d</text:span><text:span text:style-name="T4">节点挣的钱最多，除了</text:span><text:span text:style-name="T6">b, c, d</text:span><text:span text:style-name="T4">其他的节点都只有一个选择，</text:span><text:span text:style-name="T6">b, c, d </text:span><text:span text:style-name="T4">互相之间也可以交易，所以权利更大。更类似于</text:span><text:span text:style-name="T7">4-</text:span><text:span text:style-name="T4">节点的路径中的</text:span><text:span text:style-name="T7">b。</text:span></text:p>
      <text:p text:style-name="Standard"><text:span text:style-name="T7"/></text:p>
      <text:p text:style-name="Standard"><text:span text:style-name="T7"/></text:p>
      <text:p text:style-name="Standard"><text:line-break/></text:p>
      <text:p text:style-name="P2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officeooo:paragraph-rsid="000ba7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张金源/ 76066001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1:08:22.398324040</meta:creation-date>
    <dc:date>2018-06-22T01:20:59.170706628</dc:date>
    <meta:editing-duration>PT1M15S</meta:editing-duration>
    <meta:editing-cycles>1</meta:editing-cycles>
    <meta:document-statistic meta:table-count="0" meta:image-count="0" meta:object-count="0" meta:page-count="1" meta:paragraph-count="11" meta:word-count="434" meta:character-count="490" meta:non-whitespace-character-count="475"/>
    <meta:generator>LibreOffice/6.0.3.2$Linux_X86_64 LibreOffice_project/00m0$Build-2</meta:generator>
  </office:meta>
</office:document-meta>
</file>